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4">
      <style:paragraph-properties fo:text-align="center" style:justify-single-word="false"/>
    </style:style>
    <style:style style:name="P2" style:family="paragraph" style:parent-style-name="Text_20_body" style:list-style-name="L1"/>
    <style:style style:name="P3" style:family="paragraph" style:parent-style-name="Text_20_body" style:list-style-name="L1">
      <style:paragraph-properties fo:margin-top="0cm" fo:margin-bottom="0cm" style:contextual-spacing="false"/>
    </style:style>
    <style:style style:name="P4" style:family="paragraph" style:parent-style-name="Text_20_body" style:list-style-name="L1">
      <style:paragraph-properties fo:margin-left="0cm" fo:margin-right="0cm" fo:margin-top="0cm" fo:margin-bottom="0cm" style:contextual-spacing="false" fo:text-indent="0cm" style:auto-text-indent="false"/>
    </style:style>
    <style:style style:name="P5" style:family="paragraph" style:parent-style-name="Text_20_body" style:list-style-name="L2">
      <style:text-properties officeooo:paragraph-rsid="00090032"/>
    </style:style>
    <style:style style:name="T1" style:family="text">
      <style:text-properties officeooo:rsid="00090032"/>
    </style:style>
    <style:style style:name="T2" style:family="text">
      <style:text-properties officeooo:rsid="000b8f9a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4">Charte Graphique pour InkUp</text:h>
      <text:p text:style-name="Text_20_body"/>
      <text:list text:style-name="L1">
        <text:list-item>
          <text:p text:style-name="P2"><text:span text:style-name="Strong_20_Emphasis">Logo</text:span></text:p>
          <text:list>
            <text:list-item>
              <text:p text:style-name="P3">Logo principal : [Image du logo InkUp] </text:p>
            </text:list-item>
            <text:list-item>
              <text:p text:style-name="P4">Variantes : Noir et blanc </text:p>
            </text:list-item>
          </text:list>
        </text:list-item>
        <text:list-item>
          <text:p text:style-name="P2"><text:span text:style-name="Strong_20_Emphasis">Couleurs</text:span></text:p>
          <text:list>
            <text:list-item>
              <text:p text:style-name="P3">Primaire : Noir (#000000) </text:p>
            </text:list-item>
            <text:list-item>
              <text:p text:style-name="P3">Secondaire : Bleu (#<text:span text:style-name="T1">2563EB</text:span>) </text:p>
            </text:list-item>
            <text:list-item>
              <text:p text:style-name="P3">Arrière-plan : Blanc (#FFFFFF) </text:p>
            </text:list-item>
            <text:list-item>
              <text:p text:style-name="P3">Accentuation : Vert (#34A853), Rouge (#EA4335) </text:p>
            </text:list-item>
          </text:list>
        </text:list-item>
        <text:list-item>
          <text:p text:style-name="P2"><text:span text:style-name="Strong_20_Emphasis">Polices</text:span></text:p>
          <text:list>
            <text:list-item>
              <text:p text:style-name="P3">Police principale : Roboto </text:p>
            </text:list-item>
            <text:list-item>
              <text:p text:style-name="P3">Titres : Roboto Bold </text:p>
            </text:list-item>
            <text:list-item>
              <text:p text:style-name="P3">Texte standard : Roboto Regular </text:p>
            </text:list-item>
            <text:list-item>
              <text:p text:style-name="P3">Emphase : Roboto Italic </text:p>
            </text:list-item>
          </text:list>
        </text:list-item>
        <text:list-item>
          <text:p text:style-name="P2"><text:span text:style-name="Strong_20_Emphasis">Boutons</text:span></text:p>
          <text:list>
            <text:list-item>
              <text:p text:style-name="P3">Boutons principaux : Fond noir (#000000), texte blanc (#FFFFFF) </text:p>
            </text:list-item>
            <text:list-item>
              <text:p text:style-name="P3">Boutons secondaires : Fond blanc (#FFFFFF), texte noir (#000000), bordure noire (#000000) </text:p>
            </text:list-item>
          </text:list>
        </text:list-item>
        <text:list-item>
          <text:p text:style-name="P2"><text:span text:style-name="Strong_20_Emphasis">Champs de Texte</text:span></text:p>
          <text:list>
            <text:list-item>
              <text:p text:style-name="P3">Bordure : <text:span text:style-name="T1">N</text:span>oire (#000000) </text:p>
            </text:list-item>
            <text:list-item>
              <text:p text:style-name="P3">Texte : Noir (#000000) </text:p>
            </text:list-item>
          </text:list>
        </text:list-item>
        <text:list-item>
          <text:p text:style-name="P2"><text:span text:style-name="Strong_20_Emphasis">Icônes</text:span></text:p>
          <text:list>
            <text:list-item>
              <text:p text:style-name="P3">Style : Icônes simples et modernes <text:span text:style-name="T2">avec des bouton en forme de parallélogramme</text:span></text:p>
            </text:list-item>
          </text:list>
        </text:list-item>
      </text:list>
      <text:list text:style-name="L2">
        <text:list-item>
          <text:list>
            <text:list-item>
              <text:p text:style-name="P5">Couleur : Noires (#000000) ou bleues <text:span text:style-name="T1">(</text:span>#<text:span text:style-name="T1">2563EB</text:span>)</text:p>
            </text:list-item>
          </text:list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2-03T12:16:46.215383100</meta:creation-date>
    <dc:date>2026-02-06T16:00:21.780923300</dc:date>
    <meta:editing-duration>PT12M52S</meta:editing-duration>
    <meta:editing-cycles>3</meta:editing-cycles>
    <meta:generator>LibreOffice/25.2.7.2$Windows_X86_64 LibreOffice_project/5cbfd1ab6520636bb5f7b99185aa69bd7456825d</meta:generator>
    <meta:document-statistic meta:table-count="0" meta:image-count="0" meta:object-count="0" meta:page-count="1" meta:paragraph-count="23" meta:word-count="130" meta:character-count="730" meta:non-whitespace-character-count="631"/>
  </office:meta>
</office:document-meta>
</file>